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add6e7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5" style:family="graphic" style:parent-style-name="standard">
      <style:graphic-properties svg:stroke-width="0cm" fo:padding-top="-0.05cm" fo:padding-bottom="-0.05cm" fo:padding-left="-0.05cm" fo:padding-right="-0.05cm"/>
    </style:style>
    <style:style style:name="gr6" style:family="graphic" style:parent-style-name="standard">
      <style:graphic-properties svg:stroke-width="0.2cm" svg:stroke-color="#ffffff" draw:fill="none" draw:fill-color="#ffffff" fo:padding-top="0.05cm" fo:padding-bottom="0.05cm" fo:padding-left="0.05cm" fo:padding-right="0.05cm"/>
    </style:style>
    <style:style style:name="gr7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8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1.978cm" svg:y="-5cm"/>
          <draw:glue-point draw:id="5" svg:x="5cm" svg:y="-5cm"/>
          <draw:glue-point draw:id="6" svg:x="1.511cm" svg:y="-5cm"/>
          <draw:glue-point draw:id="7" svg:x="-4.99cm" svg:y="5cm"/>
          <draw:glue-point draw:id="8" svg:x="2.499cm" svg:y="5cm"/>
          <draw:glue-point draw:id="9" svg:x="-5cm" svg:y="0.013cm"/>
          <draw:glue-point draw:id="10" svg:x="-5cm" svg:y="2.506cm"/>
          <draw:glue-point draw:id="11" svg:x="5cm" svg:y="-0.544cm"/>
          <draw:glue-point draw:id="12" svg:x="5cm" svg:y="-2.772cm"/>
          <draw:glue-point draw:id="13" svg:x="0.227cm" svg:y="-0.644cm"/>
          <draw:polygon draw:style-name="gr1" draw:layer="layout" svg:width="4.103cm" svg:height="1.003cm" svg:x="0cm" svg:y="0cm" svg:viewBox="0 0 4104 1004" draw:points="0,1004 1240,0 4104,0 3077,1004">
            <text:p/>
          </draw:polygon>
          <draw:polyline draw:style-name="gr2" draw:layer="layout" svg:width="4.103cm" svg:height="1.003cm" svg:x="0cm" svg:y="0cm" svg:viewBox="0 0 4104 1004" draw:points="0,1004 1240,0 4104,0 3077,1004 0,1004">
            <text:p/>
          </draw:polyline>
          <draw:polygon draw:style-name="gr3" draw:layer="layout" svg:width="1.026cm" svg:height="1.998cm" svg:x="3.076cm" svg:y="0.002cm" svg:viewBox="0 0 1027 1999" draw:points="0,1999 1027,890 1027,0 0,1002">
            <text:p/>
          </draw:polygon>
          <draw:polyline draw:style-name="gr2" draw:layer="layout" svg:width="1.026cm" svg:height="1.998cm" svg:x="3.076cm" svg:y="0.002cm" svg:viewBox="0 0 1027 1999" draw:points="0,1999 1027,890 1027,0 0,1002 0,1999">
            <text:p/>
          </draw:polyline>
          <draw:polygon draw:style-name="gr4" draw:layer="layout" svg:width="3.072cm" svg:height="0.997cm" svg:x="0.004cm" svg:y="1.003cm" svg:viewBox="0 0 3073 998" draw:points="0,998 3073,998 3073,0 0,0">
            <text:p/>
          </draw:polygon>
          <draw:polyline draw:style-name="gr2" draw:layer="layout" svg:width="3.072cm" svg:height="0.997cm" svg:x="0.004cm" svg:y="1.003cm" svg:viewBox="0 0 3073 998" draw:points="0,998 3073,998 3073,0 0,0 0,998">
            <text:p/>
          </draw:polyline>
          <draw:polygon draw:style-name="gr5" draw:layer="layout" svg:width="0cm" svg:height="0.997cm" svg:x="1.54cm" svg:y="1.003cm" svg:viewBox="0 0 0 998" draw:points="0,998 0,0">
            <text:p/>
          </draw:polygon>
          <draw:line draw:style-name="gr6" draw:layer="layout" svg:x1="1.54cm" svg:y1="2.001cm" svg:x2="1.54cm" svg:y2="1.003cm">
            <text:p/>
          </draw:line>
          <draw:polygon draw:style-name="gr7" draw:layer="layout" svg:width="0.534cm" svg:height="0.604cm" svg:x="2.119cm" svg:y="1.2cm" svg:viewBox="0 0 535 605" draw:points="0,605 535,302 0,0 0,604">
            <text:p/>
          </draw:polygon>
          <draw:polyline draw:style-name="gr8" draw:layer="layout" svg:width="0.534cm" svg:height="0.604cm" svg:x="2.119cm" svg:y="1.2cm" svg:viewBox="0 0 535 605" draw:points="0,605 535,302 0,0 0,604">
            <text:p/>
          </draw:polyline>
          <draw:polygon draw:style-name="gr7" draw:layer="layout" svg:width="1.932cm" svg:height="0.423cm" svg:x="1.189cm" svg:y="0.263cm" svg:viewBox="0 0 1933 424" draw:points="0,263 0,263 1355,263 1186,424 1933,212 1633,0 1463,161 108,161">
            <text:p/>
          </draw:polygon>
          <draw:polygon draw:style-name="gr7" draw:layer="layout" svg:width="1.038cm" svg:height="0.343cm" svg:x="0.235cm" svg:y="1.091cm" svg:viewBox="0 0 1039 344" draw:points="657,213 0,213 0,130 657,130 657,0 1039,172 657,344 657,214">
            <text:p/>
          </draw:polygon>
          <draw:polygon draw:style-name="gr7" draw:layer="layout" svg:width="1.038cm" svg:height="0.343cm" svg:x="0.235cm" svg:y="1.557cm" svg:viewBox="0 0 1039 344" draw:points="657,213 0,213 0,130 657,130 657,0 1039,172 657,344 657,21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uMG series</dc:title>
    <meta:creation-date>2011-02-07T16:40:07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